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5d30" officeooo:paragraph-rsid="00115d30"/>
    </style:style>
    <style:style style:name="T1" style:family="text">
      <style:text-properties officeooo:rsid="00124f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bairro do <text:span text:style-name="T1">R</text:span>udge Ramos, é considerado um território com a classe social de médio a alto e isso chama muito a atenção gerando altos índices de roubos e assaltos. Mesmo tendo uma delegacia, uma base da policia militar, a demanda exige muito <text:s/>o que não é suficiente para diminuir a taxa, considerando ainda a extinção da inspetoria da GCM que reforçava o atendimento. Portanto a segurança no bairro é ineficiente e que incluive tem sido noticia nos telejor<text:span text:style-name="T1">rnais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21:39:15.756000000</meta:creation-date>
    <dc:date>2022-04-25T21:49:52.214000000</dc:date>
    <meta:editing-duration>PT26S</meta:editing-duration>
    <meta:editing-cycles>1</meta:editing-cycles>
    <meta:document-statistic meta:table-count="0" meta:image-count="0" meta:object-count="0" meta:page-count="1" meta:paragraph-count="1" meta:word-count="79" meta:character-count="460" meta:non-whitespace-character-count="381"/>
    <meta:generator>LibreOffice/7.3.2.2$Windows_X86_64 LibreOffice_project/49f2b1bff42cfccbd8f788c8dc32c1c309559be0</meta:generator>
  </office:meta>
</office:document-meta>
</file>